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2b82" officeooo:paragraph-rsid="00152b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ngement de caméra plus haute, plus loin</text:p>
      <text:p text:style-name="P1">changement de plateforme correspondant pour le mouvemen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7T08:47:03.164144570</meta:creation-date>
    <dc:date>2022-06-07T08:49:44.174590314</dc:date>
    <meta:editing-duration>PT2M41S</meta:editing-duration>
    <meta:editing-cycles>1</meta:editing-cycles>
    <meta:document-statistic meta:table-count="0" meta:image-count="0" meta:object-count="0" meta:page-count="1" meta:paragraph-count="2" meta:word-count="14" meta:character-count="99" meta:non-whitespace-character-count="86"/>
    <meta:generator>LibreOffice/6.0.7.3$Linux_X86_64 LibreOffice_project/00m0$Build-3</meta:generator>
  </office:meta>
</office:document-meta>
</file>